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family-generic="roman" style:font-pitch="variable"/>
    <style:font-face style:name="Jokerman" svg:font-family="Jokerman"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color="#2a6099" loext:opacity="100%" fo:font-size="24pt" fo:font-style="italic" style:font-size-asian="24pt" style:font-style-asian="italic" style:font-size-complex="24pt" style:font-style-complex="italic"/>
    </style:style>
    <style:style style:name="P2" style:family="paragraph" style:parent-style-name="Text_20_body">
      <style:paragraph-properties fo:line-height="200%"/>
      <style:text-properties fo:font-size="14pt" style:font-size-asian="14pt" style:font-size-complex="14pt"/>
    </style:style>
    <style:style style:name="P3" style:family="paragraph" style:parent-style-name="Text_20_body">
      <style:paragraph-properties fo:line-height="200%"/>
      <style:text-properties fo:font-size="14pt" officeooo:rsid="0002a124" officeooo:paragraph-rsid="0002a124" style:font-size-asian="14pt" style:font-size-complex="14pt"/>
    </style:style>
    <style:style style:name="P4" style:family="paragraph" style:parent-style-name="Text_20_body">
      <style:text-properties fo:color="#2a6099" loext:opacity="100%" fo:font-size="24pt" fo:font-style="italic" officeooo:rsid="0002a124" officeooo:paragraph-rsid="0002a124" style:font-size-asian="24pt" style:font-style-asian="italic" style:font-size-complex="24pt" style:font-style-complex="italic"/>
    </style:style>
    <style:style style:name="P5" style:family="paragraph" style:parent-style-name="Text_20_body">
      <style:text-properties fo:color="#2a6099" loext:opacity="100%" fo:font-size="24pt" officeooo:rsid="0002a124" officeooo:paragraph-rsid="0002a124" style:font-size-asian="24pt" style:font-size-complex="24pt"/>
    </style:style>
    <style:style style:name="P6" style:family="paragraph">
      <loext:graphic-properties draw:fill="solid" draw:fill-color="#00a933" draw:opacity="50%"/>
      <style:text-properties style:font-name="Chilanka" fo:font-size="1pt"/>
    </style:style>
    <style:style style:name="T1" style:family="text">
      <style:text-properties fo:font-style="italic" style:font-style-asian="italic" style:font-style-complex="italic"/>
    </style:style>
    <style:style style:name="T2" style:family="text">
      <style:text-properties officeooo:rsid="0002d25b"/>
    </style:style>
    <style:style style:name="gr1" style:family="graphic">
      <style:graphic-properties draw:stroke="none" draw:fill="solid" draw:fill-color="#00a933" draw:opacity="50%" draw:auto-grow-height="false" draw:auto-grow-width="false" fo:min-height="0.6272in" fo:min-width="6.692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00a933" draw:opacity="50%" draw:auto-grow-height="false" draw:auto-grow-width="false" fo:min-height="0.6638in" fo:min-width="7.086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00a933" draw:opacity="50%" draw:auto-grow-height="false" draw:auto-grow-width="false" fo:min-height="0.420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Project Proposal: Free Health and Fitness Website</text:h>
      <text:p text:style-name="P5"><text:span text:style-name="T1">Name:</text:span></text:p>
      <text:p text:style-name="P5"><text:span text:style-name="T1"><text:tab/>1 Naomi Cherono</text:span></text:p>
      <text:p text:style-name="P4"><text:tab/>2 Gladwell Chelang’at</text:p>
      <text:p text:style-name="P4">Date:2<text:span text:style-name="T2">7</text:span>th June 2024</text:p>
      <text:p text:style-name="P2">We propose to create a free health and fitness website designed to help users prevent diseases and maintain a fit body. The website will offer personalized workout plans, nutritional advice, and wellness tips, all available at no cost. By providing easy access to comprehensive health and fitness resources, our goal is to support users in achieving their health objectives without any financial barriers. The website will feature articles and tips on disease prevention, overall wellness, and tailored fitness plans. We believe this platform will greatly benefit individuals seeking to improve their health and well-being.</text:p>
      <text:p text:style-name="P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family-generic="roman" style:font-pitch="variable"/>
    <style:font-face style:name="Jokerman" svg:font-family="Jokerman"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5in" fo:margin-left="0.5in"/>
        </style:list-level-properties>
      </text:outline-level-style>
      <text:outline-level-style text:level="2" style:num-format="">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solid" draw:fill-color="#00a933" draw:opacity="50%"/>
      <style:text-properties style:font-name="Chilanka" fo:font-size="1pt"/>
    </style:style>
    <style:style style:name="Mgr1" style:family="graphic">
      <style:graphic-properties draw:stroke="none" draw:fill="solid" draw:fill-color="#00a933" draw:opacity="50%" draw:auto-grow-height="false" draw:auto-grow-width="false" fo:min-height="0.6272in" fo:min-width="6.692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00a933" draw:opacity="50%" draw:auto-grow-height="false" draw:auto-grow-width="false" fo:min-height="0.420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00a933" draw:opacity="50%" draw:auto-grow-height="false" draw:auto-grow-width="false" fo:min-height="0.6638in" fo:min-width="7.086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0" draw:name="PowerPlusWaterMarkObject" draw:style-name="Mgr1" draw:text-style-name="MP1" svg:width="6.6925in" svg:height="0.6268in" draw:transform="skewX (6.87880509739988E-017) rotate (0.785398163397448) translate (0.759027777777778in 7.1049321959755in)"><text:p>Naomi $ Gladwel's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1" draw:name="PowerPlusWaterMarkObject" draw:style-name="Mgr1" draw:text-style-name="MP1" svg:width="6.6925in" svg:height="0.6268in" draw:transform="skewX (6.87880509739988E-017) rotate (0.785398163397448)"><text:p>Naomi $ Gladwel's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2" draw:name="PowerPlusWaterMarkObject" draw:style-name="Mgr1" draw:text-style-name="MP1" svg:width="6.6925in" svg:height="0.6268in" draw:transform="skewX (6.87880509739988E-017) rotate (0.785398163397448)"><text:p>Naomi $ Gladwel's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3" draw:name="PowerPlusWaterMarkObject" draw:style-name="Mgr1" draw:text-style-name="MP1" svg:width="6.6925in" svg:height="0.6268in" draw:transform="skewX (6.87880509739988E-017) rotate (0.785398163397448)"><text:p>Naomi $ Gladwel's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4" draw:name="PowerPlusWaterMarkObject" draw:style-name="Mgr2" draw:text-style-name="MP1" svg:width="4.4878in" svg:height="0.4197in" draw:transform="rotate (0.785398163397448)"><text:p>Naomi $ Gladwel's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5" draw:name="PowerPlusWaterMarkObject" draw:style-name="Mgr1" draw:text-style-name="MP1" svg:width="6.6925in" svg:height="0.6268in" draw:transform="skewX (6.87880509739988E-017) rotate (0.785398163397448)"><text:p>Naomi $ Gladwel's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6" draw:name="PowerPlusWaterMarkObject" draw:style-name="Mgr3" draw:text-style-name="MP1" svg:width="7.0862in" svg:height="0.6634in" draw:transform="rotate (0.785398163397448)"><text:p>Naomi $ Gladwel's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7" draw:name="PowerPlusWaterMarkObject" draw:style-name="Mgr1" draw:text-style-name="MP1" svg:width="6.6925in" svg:height="0.6268in" draw:transform="skewX (6.87880509739988E-017) rotate (0.785398163397448)"><text:p>Naomi $ Gladwel's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8" draw:name="PowerPlusWaterMarkObject" draw:style-name="Mgr1" draw:text-style-name="MP1" svg:width="6.6925in" svg:height="0.6268in" draw:transform="skewX (6.87880509739988E-017) rotate (0.785398163397448)"><text:p>Naomi $ Gladwel's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9" draw:name="PowerPlusWaterMarkObject" draw:style-name="Mgr1" draw:text-style-name="MP1" svg:width="6.6925in" svg:height="0.6268in" draw:transform="skewX (6.87880509739988E-017) rotate (0.785398163397448)"><text:p>Naomi $ Gladwel's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17:35:36.139219671</meta:creation-date>
    <dc:date>2024-06-27T17:47:27.003680164</dc:date>
    <meta:editing-duration>PT1M40S</meta:editing-duration>
    <meta:editing-cycles>1</meta:editing-cycles>
    <meta:document-statistic meta:table-count="0" meta:image-count="0" meta:object-count="0" meta:page-count="1" meta:paragraph-count="6" meta:word-count="111" meta:character-count="734" meta:non-whitespace-character-count="627"/>
    <meta:generator>LibreOffice/7.3.7.2$Linux_X86_64 LibreOffice_project/30$Build-2</meta:generator>
  </office:meta>
</office:document-meta>
</file>